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5cm" draw:fill-color="#c9c9b6"/>
    </style:style>
    <style:style style:name="gr2" style:family="graphic" style:parent-style-name="standard">
      <style:graphic-properties svg:stroke-width="0.005cm" svg:stroke-color="#494936" draw:fill="none" draw:fill-color="#ffffff" fo:padding-top="-0.047cm" fo:padding-bottom="-0.047cm" fo:padding-left="-0.047cm" fo:padding-right="-0.047cm"/>
    </style:style>
    <style:style style:name="gr3" style:family="graphic" style:parent-style-name="standard">
      <style:graphic-properties draw:stroke="none" svg:stroke-width="0.005cm" draw:fill-color="#b7b79d"/>
    </style:style>
    <style:style style:name="gr4" style:family="graphic" style:parent-style-name="standard">
      <style:graphic-properties draw:stroke="none" svg:stroke-width="0.005cm" draw:fill-color="#7a7a5a"/>
    </style:style>
  </office:automatic-styles>
  <office:body>
    <office:drawing>
      <draw:page draw:name="page1" draw:style-name="dp1" draw:master-page-name="Default">
        <draw:g>
          <draw:glue-point draw:id="4" svg:x="-3.917cm" svg:y="-5cm"/>
          <draw:glue-point draw:id="5" svg:x="5cm" svg:y="-5cm"/>
          <draw:glue-point draw:id="6" svg:x="0.542cm" svg:y="-5cm"/>
          <draw:glue-point draw:id="7" svg:x="-5cm" svg:y="5cm"/>
          <draw:glue-point draw:id="8" svg:x="3.901cm" svg:y="5cm"/>
          <draw:glue-point draw:id="9" svg:x="-0.549cm" svg:y="5cm"/>
          <draw:glue-point draw:id="10" svg:x="-5cm" svg:y="-3.855cm"/>
          <draw:glue-point draw:id="11" svg:x="-5cm" svg:y="0.572cm"/>
          <draw:glue-point draw:id="12" svg:x="5cm" svg:y="3.75cm"/>
          <draw:glue-point draw:id="13" svg:x="5cm" svg:y="-0.625cm"/>
          <draw:glue-point draw:id="14" svg:x="-0.002cm" svg:y="-0.016cm"/>
          <draw:polygon draw:style-name="gr1" draw:layer="layout" svg:width="2.278cm" svg:height="0.235cm" svg:x="0cm" svg:y="0cm" svg:viewBox="0 0 2279 236" draw:points="0,236 249,0 2279,0 2028,236">
            <text:p/>
          </draw:polygon>
          <draw:polygon draw:style-name="gr2" draw:layer="layout" svg:width="2.269cm" svg:height="0.232cm" svg:x="0.006cm" svg:y="0.002cm" svg:viewBox="0 0 2270 233" draw:points="0,227 240,0 2270,0 2022,233 0,233">
            <text:p/>
          </draw:polygon>
          <draw:polygon draw:style-name="gr3" draw:layer="layout" svg:width="2.028cm" svg:height="1.75cm" svg:x="0cm" svg:y="0.25cm" svg:viewBox="0 0 2029 1751" draw:points="0,0 2029,0 2029,1751 0,1751">
            <text:p/>
          </draw:polygon>
          <draw:polygon draw:style-name="gr2" draw:layer="layout" svg:width="2.022cm" svg:height="1.75cm" svg:x="0.006cm" svg:y="0.25cm" svg:viewBox="0 0 2023 1751" draw:points="0,0 2023,0 2023,1751 0,1751">
            <text:p/>
          </draw:polygon>
          <draw:polygon draw:style-name="gr4" draw:layer="layout" svg:width="0.25cm" svg:height="2cm" svg:x="2.028cm" svg:y="0cm" svg:viewBox="0 0 251 2001" draw:points="0,2001 251,1750 251,0 0,234">
            <text:p/>
          </draw:polygon>
          <draw:polygon draw:style-name="gr2" draw:layer="layout" svg:width="0.25cm" svg:height="1.998cm" svg:x="2.028cm" svg:y="0.002cm" svg:viewBox="0 0 251 1999" draw:points="0,1999 251,1748 251,0 248,0 0,232">
            <text:p/>
          </draw:polygon>
          <draw:polyline draw:style-name="gr2" draw:layer="layout" svg:width="0.247cm" svg:height="1.998cm" svg:x="0.676cm" svg:y="0.002cm" svg:viewBox="0 0 248 1999" draw:points="248,0 0,247 0,1999">
            <text:p/>
          </draw:polyline>
          <draw:polyline draw:style-name="gr2" draw:layer="layout" svg:width="0.233cm" svg:height="1.998cm" svg:x="1.352cm" svg:y="0.002cm" svg:viewBox="0 0 234 1999" draw:points="234,0 0,247 0,1999">
            <text:p/>
          </draw:polyline>
          <draw:polyline draw:style-name="gr2" draw:layer="layout" svg:width="2.272cm" svg:height="0.25cm" svg:x="0.006cm" svg:y="0.397cm" svg:viewBox="0 0 2273 251" draw:points="0,251 2022,251 2273,0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Mini VAX</dc:title>
    <meta:creation-date>2011-02-07T16:40:53</meta:creation-date>
    <meta:editing-duration>P0D</meta:editing-duration>
    <meta:editing-cycles>1</meta:editing-cycles>
    <meta:document-statistic meta:object-count="10"/>
    <meta:generator>OpenOffice.org/3.3$Linux OpenOffice.org_project/330m20$Build-9567</meta:generator>
  </office:meta>
</office:document-meta>
</file>